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ffc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="solid" draw:fill-color="#ff99cc" draw:textarea-horizontal-align="justify" draw:textarea-vertical-align="middle" draw:auto-grow-height="false"/>
    </style:style>
    <style:style style:name="gr7" style:family="graphic" style:parent-style-name="objectwithoutfill">
      <style:graphic-properties draw:stroke="dash" draw:stroke-dash="Ultrafine_20_Dashed" draw:fill="none" draw:textarea-vertical-align="middle"/>
    </style:style>
    <style:style style:name="gr8" style:family="graphic" style:parent-style-name="standard">
      <style:graphic-properties svg:stroke-color="#0066cc" draw:fill="solid" draw:fill-color="#ffff66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99cc99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6699cc" draw:textarea-horizontal-align="justify" draw:textarea-vertical-align="middle" draw:auto-grow-height="false"/>
    </style:style>
    <style:style style:name="gr11" style:family="graphic" style:parent-style-name="standard">
      <style:graphic-properties draw:marker-start="Arrowheads_20_1" draw:marker-start-width="0.3cm" draw:textarea-vertical-align="middle"/>
    </style:style>
    <style:style style:name="gr12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0066cc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cm" svg:height="1.6cm" svg:x="0.889cm" svg:y="2.775cm">
          <text:p text:style-name="P1">Controll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cm" svg:height="1.6cm" svg:x="0.889cm" svg:y="5.575cm">
          <text:p text:style-name="P1">Servic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cm" svg:height="1.6cm" svg:x="0.789cm" svg:y="8.375cm">
          <text:p text:style-name="P1">DAO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2cm" svg:height="2.7cm" svg:x="5.289cm" svg:y="11.075cm">
          <text:p text:style-name="P1">Databáz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5" draw:text-style-name="P1" draw:layer="layout" svg:x1="6.289cm" svg:y1="10.075cm" svg:x2="6.289cm" svg:y2="11.175cm">
          <text:p/>
        </draw:line>
        <draw:line draw:style-name="gr5" draw:text-style-name="P1" draw:layer="layout" svg:x1="7.289cm" svg:y1="11.075cm" svg:x2="7.289cm" svg:y2="10.075cm">
          <text:p/>
        </draw:line>
        <draw:line draw:style-name="gr5" draw:text-style-name="P1" draw:layer="layout" svg:x1="4.689cm" svg:y1="7.175cm" svg:x2="4.689cm" svg:y2="8.275cm">
          <text:p/>
        </draw:line>
        <draw:line draw:style-name="gr5" draw:text-style-name="P1" draw:layer="layout" svg:x1="4.689cm" svg:y1="4.475cm" svg:x2="4.689cm" svg:y2="5.575cm">
          <text:p/>
        </draw:line>
        <draw:custom-shape draw:style-name="gr6" draw:text-style-name="P1" draw:layer="layout" svg:width="3cm" svg:height="2cm" svg:x="0.189cm" svg:y="11.475cm">
          <text:p text:style-name="P1">Model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0.189cm" svg:y1="11.575cm" svg:x2="0.789cm" svg:y2="9.075cm">
          <text:p/>
        </draw:line>
        <draw:line draw:style-name="gr7" draw:text-style-name="P1" draw:layer="layout" svg:x1="0.889cm" svg:y1="6.175cm" svg:x2="0.189cm" svg:y2="11.475cm">
          <text:p/>
        </draw:line>
        <draw:line draw:style-name="gr7" draw:text-style-name="P1" draw:layer="layout" svg:x1="0.889cm" svg:y1="3.375cm" svg:x2="0.189cm" svg:y2="11.475cm">
          <text:p/>
        </draw:line>
        <draw:custom-shape draw:style-name="gr8" draw:text-style-name="P1" draw:layer="layout" svg:width="8.2cm" svg:height="2cm" svg:x="0.789cm" svg:y="0.175cm">
          <text:p text:style-name="P1">View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7" draw:text-style-name="P1" draw:layer="layout" svg:x1="0.189cm" svg:y1="11.575cm" svg:x2="0.789cm" svg:y2="1.075cm">
          <text:p/>
        </draw:line>
        <draw:line draw:style-name="gr5" draw:text-style-name="P1" draw:layer="layout" svg:x1="4.789cm" svg:y1="1.775cm" svg:x2="4.789cm" svg:y2="2.875cm">
          <text:p/>
        </draw:line>
        <draw:custom-shape draw:style-name="gr9" draw:text-style-name="P1" draw:layer="layout" svg:width="8cm" svg:height="1.6cm" svg:x="9.789cm" svg:y="5.575cm">
          <text:p text:style-name="P1">Service Implementation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8cm" svg:height="1.6cm" svg:x="9.789cm" svg:y="8.375cm">
          <text:p text:style-name="P1">DAO implementation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8.889cm" svg:y1="6.475cm" svg:x2="9.789cm" svg:y2="6.475cm">
          <text:p/>
        </draw:line>
        <draw:line draw:style-name="gr11" draw:text-style-name="P1" draw:layer="layout" svg:x1="8.889cm" svg:y1="9.175cm" svg:x2="9.789cm" svg:y2="9.175cm">
          <text:p/>
        </draw:line>
        <draw:custom-shape draw:style-name="gr12" draw:text-style-name="P1" draw:layer="layout" svg:width="4.2cm" svg:height="1.3cm" svg:x="6.089cm" svg:y="2.175cm">
          <text:p text:style-name="P1">@Controll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4.2cm" svg:height="1.3cm" svg:x="15.389cm" svg:y="4.775cm">
          <text:p text:style-name="P1">@Serv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4.2cm" svg:height="1.3cm" svg:x="15.489cm" svg:y="7.675cm">
          <text:p text:style-name="P1">@Reposito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4.2cm" svg:height="1.3cm" svg:x="0.789cm" svg:y="10.675cm">
          <text:p text:style-name="P1">@Ent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marker draw:name="Arrowheads_20_1" draw:display-name="Arrowheads 1" svg:viewBox="0 0 1122 2243" svg:d="m0 2108v17 17l12 42 30 34 38 21 43 4 29-8 30-21 25-26 13-34 343-1532 339 1520 13 42 29 34 39 21 42 4 42-12 34-30 21-42v-39-12l-4 4-440-1998-9-42-25-39-38-25-43-8-42 8-38 25-26 39-8 42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02cm" fo:margin-bottom="0cm" fo:margin-left="0cm" fo:margin-right="0cm" fo:page-width="19.9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Štěpán Ort</meta:initial-creator>
    <meta:creation-date>2014-04-28T20:05:26.866179906</meta:creation-date>
    <dc:date>2014-05-07T01:25:59.167655947</dc:date>
    <dc:creator>Štěpán Ort</dc:creator>
    <meta:editing-duration>PT8M46S</meta:editing-duration>
    <meta:editing-cycles>4</meta:editing-cycles>
    <meta:generator>LibreOffice/4.1.3.2$Linux_X86_64 LibreOffice_project/410m0$Build-2</meta:generator>
    <meta:document-statistic meta:object-count="23"/>
  </office:meta>
</office:document-meta>
</file>